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63a" officeooo:paragraph-rsid="0015063a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5063a" officeooo:paragraph-rsid="0015063a" style:font-size-asian="14pt" style:font-size-complex="14pt"/>
    </style:style>
    <style:style style:name="P3" style:family="paragraph" style:parent-style-name="Standard">
      <style:text-properties fo:font-size="14pt" style:text-underline-style="none" fo:font-weight="bold" officeooo:rsid="0015063a" officeooo:paragraph-rsid="0015063a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ize="14pt" officeooo:paragraph-rsid="0015063a" style:font-size-asian="14pt" style:font-size-complex="14pt"/>
    </style:style>
    <style:style style:name="P5" style:family="paragraph" style:parent-style-name="Standard">
      <style:text-properties fo:font-size="14pt" officeooo:rsid="0015063a" officeooo:paragraph-rsid="0015063a" style:font-size-asian="14pt" style:font-size-complex="14pt"/>
    </style:style>
    <style:style style:name="P6" style:family="paragraph" style:parent-style-name="Standard" style:list-style-name="L4">
      <style:text-properties fo:font-size="14pt" officeooo:paragraph-rsid="0015063a" style:font-size-asian="14pt" style:font-size-complex="14pt"/>
    </style:style>
    <style:style style:name="P7" style:family="paragraph" style:parent-style-name="Standard" style:list-style-name="L6">
      <style:text-properties fo:font-size="14pt" officeooo:paragraph-rsid="0015063a" style:font-size-asian="14pt" style:font-size-complex="14pt"/>
    </style:style>
    <style:style style:name="P8" style:family="paragraph" style:parent-style-name="Standard" style:list-style-name="L2">
      <style:text-properties fo:font-size="14pt" fo:font-weight="normal" officeooo:rsid="0015063a" officeooo:paragraph-rsid="0015063a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text-properties fo:font-size="14pt" fo:font-weight="normal" officeooo:rsid="0015063a" officeooo:paragraph-rsid="0015063a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fo:font-size="14pt" fo:font-weight="normal" officeooo:rsid="0015063a" officeooo:paragraph-rsid="0015063a" style:font-size-asian="14pt" style:font-weight-asian="normal" style:font-size-complex="14pt" style:font-weight-complex="normal"/>
    </style:style>
    <style:style style:name="P11" style:family="paragraph" style:parent-style-name="Standard" style:list-style-name="L8">
      <style:text-properties fo:font-size="14pt" fo:font-weight="normal" officeooo:rsid="0015063a" officeooo:paragraph-rsid="0015063a" style:font-size-asian="14pt" style:font-weight-asian="normal" style:font-size-complex="14pt" style:font-weight-complex="normal"/>
    </style:style>
    <style:style style:name="P12" style:family="paragraph" style:parent-style-name="Standard" style:list-style-name="L6">
      <style:text-properties fo:font-size="14pt" fo:font-weight="normal" officeooo:paragraph-rsid="0015063a" style:font-size-asian="14pt" style:font-weight-asian="normal" style:font-size-complex="14pt" style:font-weight-complex="normal"/>
    </style:style>
    <style:style style:name="P13" style:family="paragraph" style:parent-style-name="Standard" style:list-style-name="L7">
      <style:text-properties fo:font-size="14pt" fo:font-weight="normal" officeooo:paragraph-rsid="0015063a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officeooo:rsid="0015063a" officeooo:paragraph-rsid="0015063a" style:font-size-asian="14pt" style:font-weight-asian="bold" style:font-size-complex="14pt" style:font-weight-complex="bold"/>
    </style:style>
    <style:style style:name="P15" style:family="paragraph" style:parent-style-name="Standard" style:list-style-name="L5">
      <style:text-properties fo:font-size="14pt" fo:font-weight="bold" officeooo:rsid="0015063a" officeooo:paragraph-rsid="0015063a" style:font-size-asian="14pt" style:font-weight-asian="bold" style:font-size-complex="14pt" style:font-weight-complex="bold"/>
    </style:style>
    <style:style style:name="T1" style:family="text">
      <style:text-properties officeooo:rsid="0015063a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5063a" style:font-weight-asian="bold" style:font-weight-complex="bold"/>
    </style:style>
    <style:style style:name="T5" style:family="text">
      <style:text-properties style:text-underline-style="none" fo:font-weight="normal" officeooo:rsid="0015063a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063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063a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укреев Илья БПАЗ19-01 <text:s/>saucedemo</text:p>
      <text:p text:style-name="P2"/>
      <text:p text:style-name="P3">Бизнес-цели:</text:p>
      <text:list text:style-name="L1">
        <text:list-item>
          <text:p text:style-name="P4"><text:span text:style-name="T5">Продажа товаров через интернет</text:span><text:span text:style-name="T4"> </text:span></text:p>
        </text:list-item>
      </text:list>
      <text:p text:style-name="P5"><text:span text:style-name="T3">Критерии успеха:</text:span></text:p>
      <text:list text:style-name="L2">
        <text:list-item>
          <text:p text:style-name="P8"><text:span text:style-name="T2">Количество заказов и клиентов</text:span></text:p>
        </text:list-item>
        <text:list-item>
          <text:p text:style-name="P8">Конверсия</text:p>
        </text:list-item>
        <text:list-item>
          <text:p text:style-name="P8">Уровень удовлетворенности клиентов</text:p>
        </text:list-item>
        <text:list-item>
          <text:p text:style-name="P8">Бренд и репутация</text:p>
        </text:list-item>
      </text:list>
      <text:p text:style-name="P14">Бизнес-риски:</text:p>
      <text:list text:style-name="L3">
        <text:list-item>
          <text:p text:style-name="P9">Технические риски</text:p>
        </text:list-item>
        <text:list-item>
          <text:p text:style-name="P9">Безопасность данных</text:p>
        </text:list-item>
        <text:list-item>
          <text:p text:style-name="P9">Тренды и мода</text:p>
        </text:list-item>
        <text:list-item>
          <text:p text:style-name="P9">Экономические факторы</text:p>
        </text:list-item>
      </text:list>
      <text:p text:style-name="P14">Предположения:</text:p>
      <text:list text:style-name="L4">
        <text:list-item>
          <text:p text:style-name="P6"><text:span text:style-name="T9">Рост онлайн-торговли: </text:span><text:span text:style-name="T7">Предположение о том, что потребители будут все более предпочитать онлайн-покупки одежды из-за удобства, выбора и возможности сравнения цен.</text:span></text:p>
        </text:list-item>
        <text:list-item>
          <text:p text:style-name="P6"><text:span text:style-name="T9">Устойчивый спрос на модные товары: </text:span><text:span text:style-name="T7">Предположение, что спрос на модные и стильные товары останется стабильным, несмотря на изменения в экономике и других внешних факторах.</text:span></text:p>
        </text:list-item>
        <text:list-item>
          <text:p text:style-name="P6"><text:span text:style-name="T9">Спрос на устойчивую моду: </text:span><text:span text:style-name="T7">Предположение, что увеличится интерес к экологически устойчивой моде, и потребители будут более склонны выбирать бренды, активно заботящиеся об экологии.</text:span></text:p>
        </text:list-item>
        <text:list-item>
          <text:p text:style-name="P6"><text:span text:style-name="T9">Рост популярности социальных медиа: </text:span><text:span text:style-name="T7">Предположение о том, что маркетинг через социальные сети будет эффективным средством привлечения клиентов и укрепления бренда.</text:span></text:p>
        </text:list-item>
      </text:list>
      <text:p text:style-name="P14">Зависимости:</text:p>
      <text:list xml:id="list92464790" text:style-name="L5">
        <text:list-item>
          <text:p text:style-name="P10"><text:span text:style-name="T8">Рост онлайн-торговли и маркетинг через социальные сети: </text:span><text:s/></text:p>
          <text:p text:style-name="P10">- Если предполагается рост онлайн-торговли, то эффективное использование социальных медиа для маркетинга может стать ключевым фактором. Социальные сети предоставляют платформу для привлечения внимания, взаимодействия с клиентами и рекламы, что может содействовать увеличению трафика на сайт и повышению продаж.</text:p>
        </text:list-item>
        <text:list-item>
          <text:p text:style-name="P15">Технологические инновации и качество обслуживания клиентов:</text:p>
          <text:p text:style-name="P15"><text:span text:style-name="T6">- Инновации в технологиях, такие как виртуальная примерка или чат-боты, могут улучшить опыт покупателей. Быстрый и эффективный ответ на запросы клиентов, осуществляемый с использованием современных технологий, может повысить уровень удовлетворенности клиентов и укрепить их лояльность.</text:span></text:p>
        </text:list-item>
        <text:list-item>
          <text:p text:style-name="P15">Устойчивый спрос на модные товары и быстрое реагирование на модные тренды:<text:span text:style-name="T6"> </text:span></text:p>
          <text:p text:style-name="P15"><text:span text:style-name="T6">- Если спрос на модные товары остается стабильным, стратегия быстрого реагирования на текущие модные тренды может быть ключевым моментом. Своевременное внедрение актуальных трендов в ассортимент </text:span><text:soft-page-break/><text:span text:style-name="T6">товаров может привлечь внимание покупателей и увеличить спрос на продукцию.</text:span></text:p>
        </text:list-item>
        <text:list-item>
          <text:p text:style-name="P15">Маркетинг через социальные сети и партнерство с влиятельными личностями в сфере моды:<text:span text:style-name="T6"> </text:span></text:p>
          <text:p text:style-name="P15"><text:span text:style-name="T6">- Партнерство с влиятельными личностями в сфере моды может усилить эффективность маркетинга в социальных сетях. Участие знаменитостей или популярных блогеров в рекламных кампаниях может привлечь больше внимания к бренду и его продукции.</text:span></text:p>
        </text:list-item>
        <text:list-item>
          <text:p text:style-name="P10"><text:span text:style-name="T8">Эффективное управление запасами и рост онлайн-торговли: </text:span></text:p>
          <text:p text:style-name="P10">- Рост онлайн-торговли обычно сопровождается увеличением объемов заказов. Эффективное управление запасами, включая быстрые поставки и минимизацию рисков нехватки товаров, может помочь обеспечить удовлетворение потребностей клиентов и сохранить их лояльность.</text:p>
        </text:list-item>
      </text:list>
      <text:p text:style-name="P14">Ограничения:</text:p>
      <text:list xml:id="list488829110" text:style-name="L6">
        <text:list-item>
          <text:p text:style-name="P7"><text:span text:style-name="T9">Технологические ограничения: </text:span></text:p>
          <text:p text:style-name="P12"><text:span text:style-name="T1">- Недостаточная инфраструктура или технологические проблемы могут влиять на производительность и надежность веб-сайта. </text:span></text:p>
        </text:list-item>
      </text:list>
      <text:list text:style-name="L7">
        <text:list-header>
          <text:p text:style-name="P13"><text:span text:style-name="T1">- Ограниченные финансовые ресурсы для внедрения современных технологий.</text:span></text:p>
        </text:list-header>
      </text:list>
      <text:list xml:id="list152840412347884" text:continue-list="list488829110" text:style-name="L6">
        <text:list-item>
          <text:p text:style-name="P7"><text:span text:style-name="T9">Безопасность и конфиденциальность: </text:span></text:p>
          <text:p text:style-name="P12"><text:span text:style-name="T1">- С увеличением онлайн-активности возрастает риск кибератак и утечек данных, что требует усиленных мер безопасности и соответствия стандартам конфиденциальности.</text:span></text:p>
        </text:list-item>
        <text:list-item>
          <text:p text:style-name="P7"><text:span text:style-name="T9">Законодательные ограничения: </text:span></text:p>
          <text:p text:style-name="P12"><text:span text:style-name="T1">- Изменения в законодательстве, в том числе в области налогообложения электронной коммерции и прав потребителей, могут повлиять на операционные расходы и стратегию бизнеса.</text:span></text:p>
        </text:list-item>
      </text:list>
      <text:p text:style-name="P14">Функциональные требования:</text:p>
      <text:list xml:id="list1846499205" text:style-name="L8">
        <text:list-item>
          <text:p text:style-name="P11">Регистрация и вход в систему.</text:p>
        </text:list-item>
        <text:list-item>
          <text:p text:style-name="P11">Поиск и фильтрация товаров.</text:p>
        </text:list-item>
        <text:list-item>
          <text:p text:style-name="P11">Каталог товаров с описанием и ценами.</text:p>
        </text:list-item>
        <text:list-item>
          <text:p text:style-name="P11">Добавление товаров в корзину.</text:p>
        </text:list-item>
        <text:list-item>
          <text:p text:style-name="P11">Оформление заказа.</text:p>
        </text:list-item>
        <text:list-item>
          <text:p text:style-name="P11">Оплата и выбор способа доставки.</text:p>
        </text:list-item>
        <text:list-item>
          <text:p text:style-name="P11">Управление личным аккаунтом и история заказов.</text:p>
        </text:list-item>
        <text:list-item>
          <text:p text:style-name="P11">Применение скидок и акций.</text:p>
        </text:list-item>
        <text:list-item>
          <text:p text:style-name="P11">Управление запасами и уведомления о необходимости пополнения.</text:p>
        </text:list-item>
        <text:list-item>
          <text:p text:style-name="P11">Отзывы и рейтинги для товаров.</text:p>
        </text:list-item>
        <text:list-item>
          <text:p text:style-name="P11">Интерфейс администратора для управления каталогом и заказам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5:28:38.651000000</dc:date>
    <meta:editing-duration>PT32M48S</meta:editing-duration>
    <meta:editing-cycles>1</meta:editing-cycles>
    <meta:document-statistic meta:table-count="0" meta:image-count="0" meta:object-count="0" meta:page-count="2" meta:paragraph-count="49" meta:word-count="493" meta:character-count="3771" meta:non-whitespace-character-count="3349"/>
    <meta:generator>LibreOffice/7.4.5.1$Windows_X86_64 LibreOffice_project/9c0871452b3918c1019dde9bfac75448afc4b57f</meta:generator>
  </office:meta>
</office:document-meta>
</file>